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_20_left">
      <style:text-properties style:font-name="Palatino2" fo:font-size="9pt" style:font-size-asian="9pt" style:font-size-complex="9pt"/>
    </style:style>
    <style:style style:name="P3" style:family="paragraph" style:parent-style-name="Standard">
      <style:paragraph-properties fo:margin-top="0in" fo:margin-bottom="0.0028in"/>
      <style:text-properties style:font-name="Palatino1" fo:font-size="9pt" style:font-size-asian="9pt" style:font-size-complex="9pt"/>
    </style:style>
    <style:style style:name="P4" style:family="paragraph" style:parent-style-name="Standard">
      <style:paragraph-properties fo:margin-top="0in" fo:margin-bottom="0.0028in"/>
      <style:text-properties style:font-name="Palatino1" fo:font-size="9pt" style:font-size-asian="9pt" style:font-name-complex="Times New Roman" style:font-size-complex="9pt"/>
    </style:style>
    <style:style style:name="P5" style:family="paragraph" style:parent-style-name="Standard">
      <style:paragraph-properties fo:margin-left="0in" fo:margin-right="0in" fo:margin-top="0in" fo:margin-bottom="0.0028in" fo:text-align="start" style:justify-single-word="false" fo:text-indent="0in" style:auto-text-indent="fals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6" style:family="paragraph" style:parent-style-name="Standard"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7" style:family="paragraph" style:parent-style-name="Standard">
      <style:text-properties style:font-name="Palatino1"/>
    </style:style>
    <style:style style:name="P8" style:family="paragraph" style:parent-style-name="Standard">
      <style:text-properties style:font-name="Palatino1" fo:font-size="9pt" style:font-size-asian="9pt" style:font-size-complex="9pt"/>
    </style:style>
    <style:style style:name="P9" style:family="paragraph" style:parent-style-name="Standard">
      <style:paragraph-properties fo:margin-top="0.0598in" fo:margin-bottom="0in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margin-top="0in" fo:margin-bottom="0.0028in"/>
    </style:style>
    <style:style style:name="P11" style:family="paragraph" style:parent-style-name="Standard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 style:font-style-complex="italic"/>
    </style:style>
    <style:style style:name="P12" style:family="paragraph" style:parent-style-name="Standard">
      <style:text-properties style:font-name="Palatino1"/>
    </style:style>
    <style:style style:name="P13" style:family="paragraph" style:parent-style-name="Standard">
      <style:text-properties style:font-name="Palatino1" style:font-size-complex="9pt"/>
    </style:style>
    <style:style style:name="P14" style:family="paragraph" style:parent-style-name="Standard">
      <style:text-properties style:font-name="Palatino1" fo:font-size="9pt" style:font-size-asian="9pt" style:font-size-complex="9pt"/>
    </style:style>
    <style:style style:name="P15" style:family="paragraph" style:parent-style-name="Standard">
      <style:text-properties style:font-name="Palatino1" fo:font-size="9pt" style:font-size-asian="9pt" style:font-name-complex="Palatino3" style:font-size-complex="9pt"/>
    </style:style>
    <style:style style:name="P16" style:family="paragraph" style:parent-style-name="Standard">
      <style:text-properties style:font-size-complex="9pt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fo:break-before="page"/>
      <style:text-properties style:font-name="Palatino1" fo:font-size="9pt" style:font-size-asian="9pt" style:font-size-complex="9pt"/>
    </style:style>
    <style:style style:name="P19" style:family="paragraph" style:parent-style-name="Text_20_body">
      <style:paragraph-properties fo:margin-top="0in" fo:margin-bottom="0.0028in"/>
    </style:style>
    <style:style style:name="P20" style:family="paragraph" style:parent-style-name="Text_20_body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21" style:family="paragraph" style:parent-style-name="Text_20_body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22" style:family="paragraph" style:parent-style-name="Heading_20_3">
      <style:paragraph-properties fo:margin-top="0in" fo:margin-bottom="0.0799in"/>
      <style:text-properties style:font-name="Palatino1" fo:font-size="12pt" style:font-size-asian="12pt" style:font-size-complex="12pt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Heading_20_3">
      <style:paragraph-properties fo:margin-top="0.1in" fo:margin-bottom="0.0598in" fo:break-before="page"/>
      <style:text-properties style:font-name="Times New Roman" fo:font-size="12pt" style:font-size-asian="12pt" style:font-size-complex="12pt"/>
    </style:style>
    <style:style style:name="P25" style:family="paragraph" style:parent-style-name="Heading_20_3" style:master-page-name="Front">
      <style:paragraph-properties fo:margin-top="0.1701in" fo:margin-bottom="0.0598in" style:page-number="auto" fo:break-before="pag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weight="normal" style:font-weight-asian="normal" style:font-name-complex="Palatino3"/>
    </style:style>
    <style:style style:name="T2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2"/>
    </style:style>
    <style:style style:name="T3" style:family="text"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Palatino3" style:font-size-complex="9pt" style:font-style-complex="italic"/>
    </style:style>
    <style:style style:name="T4" style:family="text"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9pt" style:font-size-asian="9pt"/>
    </style:style>
    <style:style style:name="T7" style:family="text">
      <style:text-properties style:font-name="Palatino1" fo:font-size="9pt" style:font-size-asian="9pt"/>
    </style:style>
    <style:style style:name="T8" style:family="text">
      <style:text-properties style:font-name="Palatino1"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>Life with Spice</text:h>
      <text:p text:style-name="P8">Memories of travel go through my delirious mind,</text:p>
      <text:p text:style-name="P8">Remembering where it is that noodles one can find:</text:p>
      <text:p text:style-name="P8">Noisy shops in Hong Kong, hawker stalls in Singapore,</text:p>
      <text:p text:style-name="P8">On streets of Bangkok, in markets of Kuala Lumpur,</text:p>
      <text:p text:style-name="P8">Chinatown in San Francisco, Toronto, and London,</text:p>
      <text:p text:style-name="P8">Side alleys of Taipei, Tokyo houses of ramen.</text:p>
      <text:p text:style-name="P8"/>
      <text:p text:style-name="P8">I want it, how I want it, I need it!</text:p>
      <text:p text:style-name="P8">The waiting, the anticipation to get it,</text:p>
      <text:p text:style-name="P8">Flying to East Asia to search for it,</text:p>
      <text:p text:style-name="P8">Walking faster and faster when I see it,</text:p>
      <text:p text:style-name="P8">The tables and bowls of the noodle vendor,</text:p>
      <text:p text:style-name="P8">The fragrance of stewing meats so tender.</text:p>
      <text:p text:style-name="P21"/>
      <text:p text:style-name="P8">Grabbing the chopsticks and holding them fine,</text:p>
      <text:p text:style-name="P8">Gripping the noodles, textures divine,</text:p>
      <text:p text:style-name="P8">There's veggie and broth, it's a site of delight,</text:p>
      <text:p text:style-name="P8">It was hot and humid, now it's cooler tonight,</text:p>
      <text:p text:style-name="P8">Gazing in the bowl, I stir, prod and play,</text:p>
      <text:p text:style-name="P8">Then I taste the soup, how it makes my day.</text:p>
      <text:p text:style-name="P21"/>
      <text:p text:style-name="P8">My soul's blown away as I'm hit with spice,</text:p>
      <text:p text:style-name="P8">Hot sensations that are saucy, naughty and nice.</text:p>
      <text:p text:style-name="P8">I clutch more noodles with my chopsticks,</text:p>
      <text:p text:style-name="P8">Then dip the spoon with hot sauce in the mix,</text:p>
      <text:p text:style-name="P8">My mouth is filled with sensations of pleasure,</text:p>
      <text:p text:style-name="P8">Salaciously savory tastes beyond measure.</text:p>
      <text:p text:style-name="P21"/>
      <text:p text:style-name="P8">Oh God, oh my God, how I want more!</text:p>
      <text:p text:style-name="P8">Again, and again until I say, “No more.”</text:p>
      <text:p text:style-name="P8">I meditate on the flavors and the memories of past,</text:p>
      <text:p text:style-name="P8">As I slurp the final noodle tail, it's great to the last.</text:p>
      <text:p text:style-name="P8">I sit in satisfaction having had those noodles supreme,</text:p>
      <text:p text:style-name="P16"><text:span text:style-name="T7">After traveling I have fulfilled my life's dinner dream.</text:span></text:p>
      <text:h text:style-name="Heading_20_3" text:outline-level="3"/>
      <text:h text:style-name="P23" text:outline-level="3">He was a Poet, Sure a Lover too</text:h>
      <text:p text:style-name="P11">Stop and consider, life is an ever changing tale,</text:p>
      <text:p text:style-name="P11">As mysterious as the uplifting of a maiden's veil.</text:p>
      <text:p text:style-name="P8"/>
      <text:p text:style-name="P8">She stood tip-toe upon a little hill,</text:p>
      <text:p text:style-name="P8">The air was cooling, and so very still.</text:p>
      <text:p text:style-name="P8">Upon her face he stared and gazed,</text:p>
      <text:p text:style-name="P8">Hands held back, motionless, and amazed.</text:p>
      <text:p text:style-name="P8">Into his mind, pleasurable visions started,</text:p>
      <text:p text:style-name="P8">With her beside him, he was light-hearted;</text:p>
      <text:p text:style-name="P8">His soul was lost in pleasant wanderings,</text:p>
      <text:p text:style-name="P8">Flying through blue skies on poetic wings.</text:p>
      <text:p text:style-name="P8">With words of poetry, in each moment spoken,</text:p>
      <text:p text:style-name="P8">They made silken ties, that were never broken.</text:p>
      <text:p text:style-name="P8">To her, he praised above all other glories,</text:p>
      <text:p text:style-name="P8">Her smile moved him to tell wonderful stories;</text:p>
      <text:p text:style-name="P8">For what has made the sage or poet to write?</text:p>
      <text:p text:style-name="P8">But the fair paradise of their love's delight.</text:p>
      <text:p text:style-name="P8"/>
      <text:p text:style-name="P7">When a reader is contented, they have a placid look,</text:p>
      <text:p text:style-name="P7">As they sit and hold their recently closed book,</text:p>
      <text:p text:style-name="P7">And hail the composer as one of the poet kings,</text:p>
      <text:p text:style-name="P10"><text:span text:style-name="T4">Who has simply told the most heart-pleasing things.</text:span></text:p>
      <text:h text:style-name="Heading_20_3" text:outline-level="3">Starlight</text:h>
      <text:p text:style-name="P8">Star bright, if I were stedfast as you at night,</text:p>
      <text:p text:style-name="P8">I would rise into the sky and shine with delight,</text:p>
      <text:p text:style-name="P8">Above the forest canopy of dark green leaves,</text:p>
      <text:p text:style-name="P8">After listening to cricket music on warm summer eves,</text:p>
      <text:p text:style-name="P8">Gliding above valleys and over mountains,</text:p>
      <text:p text:style-name="P8">To nourish angel souls in starlight fountains;</text:p>
      <text:p text:style-name="P8">For my love I would forever shine bright,</text:p>
      <text:p text:style-name="P15">Be her twinkle twinkle little star night light.</text:p>
      <text:p text:style-name="P8">Here—I am stedfast in sweet silent rest,</text:p>
      <text:p text:style-name="P8">Pillowed beside my fair lover's breast,</text:p>
      <text:p text:style-name="P8">Watching it softly fall and gently swell,</text:p>
      <text:p text:style-name="P8">Feeling always calm, glowing and well;</text:p>
      <text:p text:style-name="P8">Laying still as I listen to her soothing breath,</text:p>
      <text:p text:style-name="P8"><text:span text:style-name="T1">To be with her immortal in sweet loving rest.</text:span></text:p>
      <text:p text:style-name="P8"><text:span text:style-name="T1"/></text:p>
      <text:h text:style-name="P22" text:outline-level="3"><text:soft-page-break/>Epic Sonnet</text:h>
      <text:p text:style-name="Standard"><text:span text:style-name="T8">My wonderful Eastern lady has come,</text:span></text:p>
      <text:p text:style-name="P8">To share my dream in Elysium,</text:p>
      <text:p text:style-name="P8">Her gentle self on soft grass reclined,</text:p>
      <text:p text:style-name="P8">Laid back, looking up: starry skies we find.</text:p>
      <text:p text:style-name="P8">Beauty surrounds us this cloudless night,</text:p>
      <text:p text:style-name="P8">As we bathe in the fountain of brilliant starlight.</text:p>
      <text:p text:style-name="P8">Laying together loving words we speak,</text:p>
      <text:p text:style-name="P8">Before we dive into the joys we seek;</text:p>
      <text:p text:style-name="P8">Tender touch of hands and finger-tips,</text:p>
      <text:p text:style-name="P8">Passionately kissing upon responsive lips;</text:p>
      <text:p text:style-name="P8">One breathless sigh, one gentle squeeze,</text:p>
      <text:p text:style-name="P8">As doves nestled in the summer trees.</text:p>
      <text:p text:style-name="P8">Love's a thing of beauty that will keep,</text:p>
      <text:p text:style-name="P5">Giving us quieting dreams as we sleep.</text:p>
      <text:h text:style-name="Heading_20_3" text:outline-level="3">What Dreams are Made Of</text:h>
      <text:p text:style-name="P4">At the end of day, when the others are gone,</text:p>
      <text:p text:style-name="P4">I have your sweet whispers until the dawn.</text:p>
      <text:p text:style-name="P4">You'll give yourself freely—you'll all be mine,</text:p>
      <text:p text:style-name="P4">Your love, your kisses—those eyes divine.</text:p>
      <text:p text:style-name="P4">As the curtain falls on Twilight's eve,</text:p>
      <text:p text:style-name="P4">A lover's dream begins to weave,</text:p>
      <text:p text:style-name="P4">A dream of being in each other's arms,</text:p>
      <text:p text:style-name="P4">The flowering of your budding charms,</text:p>
      <text:p text:style-name="P4">To see your bright smile of passionate zest,</text:p>
      <text:p text:style-name="P4">To touch your soft hands and softer breast,</text:p>
      <text:p text:style-name="P4">Your breathless gasps of sensuous sighs,</text:p>
      <text:p text:style-name="P3"><text:span text:style-name="T2">Your beauty reflected in my </text:span>pixie dust eyes.</text:p>
      <text:p text:style-name="P6">It's lovely to be with you beside a forest stream,</text:p>
      <text:p text:style-name="P20">Joined by magic in A Midsummer's Night Dream.</text:p>
      <text:p text:style-name="P19"><text:span text:style-name="T3"/></text:p>
      <text:h text:style-name="P23" text:outline-level="3">Poetic Spirit</text:h>
      <text:p text:style-name="P8">Heard by naught on earth but in the poet's ear,</text:p>
      <text:p text:style-name="P8">Is the bold call of trumpets sounding loud and clear.</text:p>
      <text:p text:style-name="P8">When a poet is in such a creative trance,</text:p>
      <text:p text:style-name="P8">They see white coursers paw and prance,</text:p>
      <text:p text:style-name="P8">Ridden by bold knights in armored apparel,</text:p>
      <text:p text:style-name="P8">Who charge and tilt in a challenging quarrel.</text:p>
      <text:p text:style-name="P8"/>
      <text:p text:style-name="P8">The poet sees fairies in a rippling stream,</text:p>
      <text:p text:style-name="P8">Gracefully dancing on a moonlight beam,</text:p>
      <text:p text:style-name="P8">In a flowery spot that's wild and romantic,</text:p>
      <text:p text:style-name="P8">Where the poet's heart beats strong and frantic,</text:p>
      <text:p text:style-name="P8">As they step over pebbly crystals on golden sand,</text:p>
      <text:p text:style-name="P8">To meet up with a goddess and take her hand.</text:p>
      <text:p text:style-name="P8"/>
      <text:p text:style-name="P8">Climbing to a heavenly height, the poet kneels,</text:p>
      <text:p text:style-name="P8">Upon a majestic mountain-top where he feels,</text:p>
      <text:p text:style-name="P8">More powerful, more handsome, more regal, </text:p>
      <text:p text:style-name="P8">Like flying on the wings of the rare seen eagle,</text:p>
      <text:p text:style-name="P8">On a river of wind and updrafts of airy fountains,</text:p>
      <text:p text:style-name="P8">The valley breeze, is the song of mountains. </text:p>
      <text:p text:style-name="P8"/>
      <text:p text:style-name="P8">But it's not of strength alone that a muse is born,</text:p>
      <text:p text:style-name="P8">They are as a fallen angel, robes ripped and torn</text:p>
      <text:p text:style-name="P8">On the thorns of life; however poetry in the end,</text:p>
      <text:p text:style-name="P8">Is as warm and enchanting as a dear old friend,</text:p>
      <text:p text:style-name="P8">Who soothes the thoughts of women and men;</text:p>
      <text:p text:style-name="P8">Poets compose Romance as only they can.</text:p>
      <text:p text:style-name="P8"/>
      <text:p text:style-name="P7">They'll capture a wondrous moment in a sonnet,</text:p>
      <text:p text:style-name="P7">In their mind, they'll compose and think upon it.</text:p>
      <text:p text:style-name="P7">They'll retrace a pleasant day, sitting at ease,</text:p>
      <text:p text:style-name="P7">I<text:bookmark-start text:name="__DdeLink__1720_1538513046"/>n a poet’s house where the muse holds the keys,</text:p>
      <text:p text:style-name="P7">To the stately pleasure-dome, where is hung, <text:bookmark-end text:name="__DdeLink__1720_1538513046"/></text:p>
      <text:p text:style-name="P7">The glorious writings of the bards who sung.</text:p>
      <text:p text:style-name="P7"/>
      <text:p text:style-name="P8"><text:span text:style-name="T5"/></text:p>
      <text:h text:style-name="P23" text:outline-level="3">Poetic Starlight</text:h>
      <text:p text:style-name="P8">The shadow of Death had knocked on his door,</text:p>
      <text:p text:style-name="P8">Laying as if asleep he will awake, never more.</text:p>
      <text:p text:style-name="P8">The sound of silence is his disembodied song,</text:p>
      <text:p text:style-name="P8">Dust to dust—no envy, no hurt, no longer wrong.</text:p>
      <text:p text:style-name="P8"/>
      <text:p text:style-name="P8">Sad maiden, Fanny Brawne, whom he had cherished,</text:p>
      <text:p text:style-name="P8">Feels dazed and confused now her dearest has perished.</text:p>
      <text:p text:style-name="P8">Her love flies into the shadows as sunlight pines away,</text:p>
      <text:p text:style-name="P8">No longer amorous birds perched together at close of day.</text:p>
      <text:p text:style-name="P8"/>
      <text:p text:style-name="P8">Her evening desires become Twilight Phantasies,</text:p>
      <text:p text:style-name="P8">Her life's hopes and dreams only veiled destinies.</text:p>
      <text:p text:style-name="P8">A rain of tears clouds the light in her eyes,</text:p>
      <text:p text:style-name="P8">Her tear drops echo as melancholy sighs.</text:p>
      <text:p text:style-name="P8"/>
      <text:p text:style-name="P8">Lost, are her dreams of a life in paradise,</text:p>
      <text:p text:style-name="P8">Like dew upon a delicate flower, tears she cries.</text:p>
      <text:p text:style-name="P8">Her love, her sorrow, her sweet heart in pain,</text:p>
      <text:p text:style-name="P8">She has faded like a cloud who has out wept its rain.</text:p>
      <text:p text:style-name="P8"/>
      <text:p text:style-name="P8">He has yielded to Death, he has finished his part,</text:p>
      <text:p text:style-name="P8">But connected to Life, she could not depart.</text:p>
      <text:p text:style-name="P8">Outside of time and change, he is gone forever,</text:p>
      <text:p text:style-name="P8">Now Death divides what Life had joined together.</text:p>
      <text:p text:style-name="P8"/>
      <text:p text:style-name="P8">In life his god like mind had soared to a heavenly height,</text:p>
      <text:p text:style-name="P8">Their Earthly pleasures were unveiled in muse delight,</text:p>
      <text:p text:style-name="P8">Now his poems are bright stars this dark desolate night,</text:p>
      <text:p text:style-name="P8">Kindling her sweet dreams into brilliant morning light.</text:p>
      <text:p text:style-name="P8"/>
      <text:p text:style-name="P8">He had listened to the song of the nightingale bird,</text:p>
      <text:p text:style-name="P8">Its beauty bursting forth, every evening it was heard,</text:p>
      <text:p text:style-name="P8">Its loveliness made more lovely in heaven's light,</text:p>
      <text:p text:style-name="P8">His Ode of rhythm and rhyme is poetic delight.</text:p>
      <text:p text:style-name="P8"/>
      <text:p text:style-name="Standard"><text:span text:style-name="T8">He gave her Nature's music before he was heaven bent,</text:span></text:p>
      <text:p text:style-name="P8">Sweet lyrics of poetic music into her life he had sent.</text:p>
      <text:p text:style-name="P8">He was the phantom lyricist in this world's wilderness,</text:p>
      <text:p text:style-name="P8">A Poet King who had gazed on her naked loveliness.</text:p>
      <text:p text:style-name="P8"><text:soft-page-break/></text:p>
      <text:p text:style-name="P8">Wearing his ring she will always remember,</text:p>
      <text:p text:style-name="P8">Their romantic engagement that sweet December,</text:p>
      <text:p text:style-name="P8">They lived and loved, days and nights together;</text:p>
      <text:p text:style-name="P8">Love's memories are a thing of beauty, a joy forever.</text:p>
      <text:p text:style-name="P8"/>
      <text:p text:style-name="P8">Poems are soft roses: red, peach, and yellow,</text:p>
      <text:p text:style-name="P8">Soothing memories of her gentle fellow.</text:p>
      <text:p text:style-name="P8">Smiling through tears, her eyes of blue,</text:p>
      <text:p text:style-name="P8">Sweet flowers refreshed in morning dew.</text:p>
      <text:p text:style-name="P8"/>
      <text:p text:style-name="P8">His sunlight words make earthly shadows fly,</text:p>
      <text:p text:style-name="P8">His books shine starlight from the heavenly sky;</text:p>
      <text:p text:style-name="P8">He wrote poem castles for them to live together,</text:p>
      <text:p text:style-name="P8">Love's poems are a thing of beauty, a joy forever.</text:p>
      <text:p text:style-name="P8"/>
      <text:p text:style-name="P8">For her he wrote long letters lovely and fair,</text:p>
      <text:p text:style-name="P8">That she may read and smile, and not despair.</text:p>
      <text:p text:style-name="P8">His words each day she enjoys anew,</text:p>
      <text:p text:style-name="P8">Happier she is, for his happiness she knew.</text:p>
      <text:p text:style-name="P8"/>
      <text:p text:style-name="P8">Spring and hope return each revolving year,</text:p>
      <text:p text:style-name="P8">The flowers, the bees, and the song birds reappear,</text:p>
      <text:p text:style-name="P8">Through wood and field and over ocean,</text:p>
      <text:p text:style-name="P8">A quickening life of change and motion.</text:p>
      <text:p text:style-name="P8"/>
      <text:p text:style-name="P8">Centuries have past and Fanny Brawne is gone forever,</text:p>
      <text:p text:style-name="P8">No more Life divides what Death has joined together.</text:p>
      <text:p text:style-name="P8">Flying through heaven's veil they became a Bright Star,</text:p>
      <text:p text:style-name="P8">A beacon for mortals from where the lovers, forever are.</text:p>
      <text:p text:style-name="P8"/>
      <text:h text:style-name="P24" text:outline-level="3">Crashed</text:h>
      <text:p text:style-name="Standard">Unfortunately, there are heroes who were lost to depression. In the 60's, Marilyn Monroe. In the 90's, Kurt Cobain. This decade had Robin Williams, Anthony Bourdain, and my friend Mark Langland.</text:p>
      <text:p text:style-name="P9">His mind was in trouble, he was depressively pained,</text:p>
      <text:p text:style-name="P8">Each time he tipped his glass, his senses drained,</text:p>
      <text:p text:style-name="P8">Down and Death-wards he sank,</text:p>
      <text:p text:style-name="P8">As though of hemlock he drank.</text:p>
      <text:p text:style-name="P8"/>
      <text:p text:style-name="P8">His mind was a tangled forest, the light grew dim,</text:p>
      <text:p text:style-name="P8">Lost in the woods, he feared Brothers Grim.</text:p>
      <text:p text:style-name="P8">Darkling he whispered to the Reaper in rhyme,</text:p>
      <text:p text:style-name="P8">Calling the Specter's name too many a time.</text:p>
      <text:p text:style-name="P8"/>
      <text:p text:style-name="P8">He was half in love with easeful Death,</text:p>
      <text:p text:style-name="P8">To take into the air, with his last breath.</text:p>
      <text:p text:style-name="P8">And in a moment of delusion, he ended his pain,</text:p>
      <text:p text:style-name="P8">We only heard silence as his soul screamed in vain.</text:p>
      <text:p text:style-name="P8"/>
      <text:p text:style-name="P8">He had built engines that he made rumble and roar,</text:p>
      <text:p text:style-name="P8">Now they're idle as he goes, pedal to the metal no more.</text:p>
      <text:p text:style-name="P8">He and I had run in the fields and played in the stream,</text:p>
      <text:p text:style-name="P8">Now I'll drink to my friend who I'll see in my dream.</text:p>
      <text:p text:style-name="P8"/>
      <text:p text:style-name="P8">Sad are we, whom he had at one time cherished,</text:p>
      <text:p text:style-name="P8">We feel dazed and confused that our friend has perished.</text:p>
      <text:p text:style-name="P8">His bright blue eyes and his laughter, we remember anew,</text:p>
      <text:p text:style-name="P8">Happier are we, for his happiness we knew.</text:p>
      <text:p text:style-name="P17"><text:span text:style-name="T9"/></text:p>
      <text:h text:style-name="P23" text:outline-level="3">Flight of the Nightingale</text:h>
      <text:p text:style-name="P8">My heart aches, a lonely lover's pain,</text:p>
      <text:p text:style-name="P8">As I tip my glass, my senses drain;</text:p>
      <text:p text:style-name="P8"><text:s text:c="3"/>Down and Death-wards I sink,</text:p>
      <text:p text:style-name="P8"><text:s text:c="3"/>As though of hemlock I drink.</text:p>
      <text:p text:style-name="P8">Distracted I drift deep into the forest dim,</text:p>
      <text:p text:style-name="P8">Lost in the woods, I fear Brothers Grim.</text:p>
      <text:p text:style-name="P8"><text:s text:c="3"/>In the air is the nightingale's haunting song,</text:p>
      <text:p text:style-name="P8"><text:s text:c="3"/>In the wind I hear three witches sing along,</text:p>
      <text:p text:style-name="P8"><text:s text:c="6"/>“Double, double, toil and trouble;</text:p>
      <text:p text:style-name="P8"><text:s text:c="6"/>Fire burn, caldron bubble.”</text:p>
      <text:p text:style-name="P8"/>
      <text:p text:style-name="P8">Darkling I whisper to the Reaper in rhyme,</text:p>
      <text:p text:style-name="P8">Calling out the specter's name many a time,</text:p>
      <text:p text:style-name="P8"><text:s text:c="3"/>I have been half in love with quiet Death,</text:p>
      <text:p text:style-name="P8"><text:s text:c="3"/>To take into the air, with my last breath,</text:p>
      <text:p text:style-name="P8">Rising in ecstasy, in a melancholy high,</text:p>
      <text:p text:style-name="P8">Now more than ever it seems rich to die,</text:p>
      <text:p text:style-name="P8"><text:s text:c="3"/>To cease upon the midnight, to end with no pain,</text:p>
      <text:p text:style-name="P8"><text:s text:c="3"/>Hearing only Silence as thou sings in vain;</text:p>
      <text:p text:style-name="P8"><text:s text:c="6"/>Pouring forth a lament, as you must,</text:p>
      <text:p text:style-name="P8"><text:s text:c="6"/>A majestic requiem, as I become dust.</text:p>
      <text:p text:style-name="P8"/>
      <text:p text:style-name="P8">You were not born for death immortal Bird!</text:p>
      <text:p text:style-name="P8">The voice I hear this passing night was heard,</text:p>
      <text:p text:style-name="P8"><text:s text:c="3"/>In ancient days by king, queen, and clown;</text:p>
      <text:p text:style-name="P8"><text:s text:c="3"/>No hungry generations have hunted you down.</text:p>
      <text:p text:style-name="P8">Perhaps your same sad song helped to find the path,</text:p>
      <text:p text:style-name="P8">Over troublesome lands that Dorothy oft-times hath,</text:p>
      <text:p text:style-name="P8"><text:s text:c="3"/>Desperately traveled searching for home,</text:p>
      <text:p text:style-name="P8"><text:s text:c="3"/>Down the yellow brick road she was forced to roam,</text:p>
      <text:p text:style-name="P8"><text:s text:c="6"/>With Scarecrow amid the alien corn,</text:p>
      <text:p text:style-name="P8"><text:s text:c="6"/>A Stranger in a Strange Land, forlorn.</text:p>
      <text:p text:style-name="P8"/>
      <text:p text:style-name="P8"/>
      <text:p text:style-name="P18">Forlorn! the very word is like a bell,</text:p>
      <text:p text:style-name="P8">It tolls me back to my soul's dark well,</text:p>
      <text:p text:style-name="P8"><text:s text:c="3"/>Back to the fears which you have never known,</text:p>
      <text:p text:style-name="P8"><text:s text:c="3"/>Down where we sit to hear each other groan,</text:p>
      <text:p text:style-name="P8">Sad for weak limbs and thinning gray hair,</text:p>
      <text:p text:style-name="P8">Long life nearing end as we fall into despair,</text:p>
      <text:p text:style-name="P8"><text:s text:c="3"/>Where youth grows pale, specter-thin and dies,</text:p>
      <text:p text:style-name="P8"><text:s text:c="3"/>Where Beauty cannot keep her illustrious eyes,</text:p>
      <text:p text:style-name="P8"><text:s text:c="6"/>Where love pines far beyond tomorrow;</text:p>
      <text:p text:style-name="P8"><text:s text:c="6"/>To think of lost time, is to be full of sorrow.</text:p>
      <text:p text:style-name="P8"/>
      <text:p text:style-name="P8">Through forest gloom on poetic wings,</text:p>
      <text:p text:style-name="P8">My soul is lost in mindful wanderings.</text:p>
      <text:p text:style-name="P8"><text:s text:c="3"/>Thankfully there are flowers at my feet,</text:p>
      <text:p text:style-name="P8"><text:s text:c="3"/>On the trees spring blossoms, colorful and sweet,</text:p>
      <text:p text:style-name="P8">Which refresh my thoughts on this mystic night,</text:p>
      <text:p text:style-name="P8">Here under the glowing evening sky light,</text:p>
      <text:p text:style-name="P8"><text:s text:c="3"/>Where the Queen-Moon sits high upon her throne,</text:p>
      <text:p text:style-name="P8"><text:s text:c="3"/>Where the heaven's ethereal breezes are blown,</text:p>
      <text:p text:style-name="P8"><text:s text:c="6"/>Clustered around by all her starry Fays,</text:p>
      <text:p text:style-name="P8"><text:s text:c="6"/>Orbiting above trees and winding pathways.</text:p>
      <text:p text:style-name="P8"/>
      <text:p text:style-name="P8">Close is my light-winged pixie of the trees,</text:p>
      <text:p text:style-name="P8">Singing of hope with meditative ease.</text:p>
      <text:p text:style-name="P8"><text:s text:c="3"/>As I listen to the Nightingale's melodic song,</text:p>
      <text:p text:style-name="P8"><text:s text:c="3"/>I am envious how in twilight she sings along,</text:p>
      <text:p text:style-name="P8">With forest spirits in their happiness,</text:p>
      <text:p text:style-name="P8">Of oaken green and shadows numberless,</text:p>
      <text:p text:style-name="P8"><text:s text:c="3"/>Where nature's incense hangs upon the boughs,</text:p>
      <text:p text:style-name="P8"><text:s text:c="3"/>Where the warm seasonable month endows,</text:p>
      <text:p text:style-name="P8"><text:s text:c="6"/>The grass, the fields, and the orchard trees wild,</text:p>
      <text:p text:style-name="P8"><text:s text:c="6"/>With the wonder of Mid-May's flower's child.</text:p>
      <text:p text:style-name="P8"/>
      <text:p text:style-name="P8"/>
      <text:p text:style-name="P18">I stand on a hillside with rows of grapevines,</text:p>
      <text:p text:style-name="P8">The fruit of red, white, and sparkling wines.</text:p>
      <text:p text:style-name="P8"><text:s text:c="3"/>Carrying my bottle of vintage that hath been</text:p>
      <text:p text:style-name="P8"><text:s text:c="3"/>Aged with tastes of Flora in fields of green.</text:p>
      <text:p text:style-name="P8">I walk down a path on this fertile earth,</text:p>
      <text:p text:style-name="P8">Dreaming of country songs, dance, and mirth,</text:p>
      <text:p text:style-name="P8"><text:s text:c="3"/>Then pour my glass full of the valley's west,</text:p>
      <text:p text:style-name="P8"><text:s text:c="3"/>Where the country's wines are fermented best;</text:p>
      <text:p text:style-name="P8"><text:s text:c="6"/>Aromatic, full-bodied, decadence obscene,</text:p>
      <text:p text:style-name="P8"><text:s text:c="6"/>That I might drink and fly away unseen.</text:p>
      <text:p text:style-name="P8"/>
      <text:p text:style-name="P8">I should fly away with you, far away to forget,</text:p>
      <text:p text:style-name="P8">Life's weariness, mistakes, and every dark fret.</text:p>
      <text:p text:style-name="P8"><text:s text:c="3"/>But the muse takes flight away from myself,</text:p>
      <text:p text:style-name="P8"><text:s text:c="3"/>As she is famed to do, that amusing elf.</text:p>
      <text:p text:style-name="P8">Adieu! adieu! your charming anthem fades,</text:p>
      <text:p text:style-name="P8">Into the next valley, into the dark glades,</text:p>
      <text:p text:style-name="P8"><text:s text:c="3"/>Past the near meadows, ‘tis now buried deep,</text:p>
      <text:p text:style-name="P8"><text:s text:c="3"/>Fled is that music—Am I awake or asleep?</text:p>
      <text:p text:style-name="P8"><text:s text:c="6"/>On a hill-side; overlooking a still stream,</text:p>
      <text:p text:style-name="P8"><text:s text:c="6"/>Was it a vision, or an evening's daydream?</text:p>
      <text:p text:style-name="P13"><text:span text:style-name="T6"><text:s text:c="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in" fo:margin-right="0.3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6in" fo:margin-right="0.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>Short Poem Stories</text:chapt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5-01T12:35:44</dc:date>
    <meta:editing-cycles>2726</meta:editing-cycles>
    <meta:editing-duration>P148DT17H36M33S</meta:editing-duration>
    <meta:generator>OpenOffice/4.1.7$Unix OpenOffice.org_project/417m1$Build-9800</meta:generator>
    <dc:subject>A story of John Keats told through poems.</dc:subject>
    <meta:document-statistic meta:table-count="0" meta:image-count="0" meta:object-count="0" meta:page-count="10" meta:paragraph-count="291" meta:word-count="2322" meta:character-count="12933"/>
  </office:meta>
</office:document-meta>
</file>